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6" style:data-style-name="N0">
      <style:table-cell-properties fo:border-top="none" fo:border-bottom="thin solid #000000" fo:border-left="2pt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3" style:family="table-cell" style:parent-style-name="Normal_32_6" style:data-style-name="N0">
      <style:table-cell-properties fo:border-top="thin solid #000000" fo:border-bottom="thin solid #000000" fo:border-left="2pt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4" style:family="table-cell" style:parent-style-name="Normal_32_6" style:data-style-name="N0">
      <style:table-cell-properties fo:border-top="thin solid #000000" fo:border-bottom="none" fo:border-left="2pt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5" style:family="table-cell" style:parent-style-name="Normal_32_6" style:data-style-name="N0">
      <style:table-cell-properties fo:border-top="thin solid #000000" fo:border-bottom="2pt solid #000000" fo:border-left="2pt solid #000000" fo:border-right="thin solid #000000" style:vertical-align="middle" fo:background-color="#CCFFFF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6" style:family="table-cell" style:parent-style-name="Normal_32_6" style:data-style-name="N0">
      <style:table-cell-properties fo:border-top="thin solid #000000" fo:border-bottom="2pt solid #000000" fo:border-left="thin solid #000000" fo:border-right="2pt solid #000000" style:vertical-align="middle" fo:background-color="#CCFFCC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7" style:family="table-cell" style:parent-style-name="V_237_rgula_32_3" style:data-style-name="N3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V_237_rgula_32_3" style:data-style-name="N3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V_237_rgula_32_3" style:data-style-name="N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6" style:data-style-name="N3">
      <style:table-cell-properties fo:border-top="2pt solid #000000" fo:border-bottom="2pt solid #000000" fo:border-left="thin solid #000000" fo:border-right="2pt solid #000000" style:vertical-align="middle" fo:background-color="#CCFFCC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32_6" style:data-style-name="N3">
      <style:table-cell-properties fo:border-top="2pt solid #000000" fo:border-bottom="2pt solid #000000" fo:border-left="2pt solid #000000" fo:border-right="thin solid #000000" style:vertical-align="middle" fo:background-color="#CCFFFF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V_237_rgula_32_3" style:data-style-name="N3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6" style:data-style-name="N0">
      <style:table-cell-properties fo:border-top="thin solid #000000" fo:border-bottom="2pt solid #000000" fo:border-left="thin solid #000000" fo:border-right="none" style:vertical-align="middle" fo:background-color="#CCFFCC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4" style:family="table-cell" style:parent-style-name="Normal_32_6" style:data-style-name="N3">
      <style:table-cell-properties fo:border-top="2pt solid #000000" fo:border-bottom="2pt solid #000000" fo:border-left="thin solid #000000" fo:border-right="none" style:vertical-align="middle" fo:background-color="#CCFFCC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_32_3" style:data-style-name="N3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V_237_rgula_32_3" style:data-style-name="N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V_237_rgula_32_3" style:data-style-name="N3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V_237_rgula_32_3" style:data-style-name="N3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6_32_2" style:data-style-name="N0">
      <style:table-cell-properties style:vertical-align="middle" fo:background-color="#FFFFFF"/>
      <style:text-properties fo:color="#FF0000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20" style:family="table-cell" style:parent-style-name="Normal_32_6" style:data-style-name="N3">
      <style:table-cell-properties fo:border-top="2pt solid #000000" fo:border-bottom="2pt solid #000000" fo:border-left="thin solid #000000" fo:border-right="thin solid #000000" style:vertical-align="middle" fo:background-color="#FFFF99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V_237_rgula_32_3" style:data-style-name="N3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V_237_rgula_32_3" style:data-style-name="N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8" style:data-style-name="N0">
      <style:table-cell-properties style:vertical-align="automatic" fo:background-color="transparent" style:cell-protect="protected"/>
      <style:text-properties fo:color="#000000"/>
    </style:style>
    <style:style style:name="ce24" style:family="table-cell" style:parent-style-name="Normal_32_8" style:data-style-name="N0">
      <style:table-cell-properties style:vertical-align="automatic" fo:background-color="#FFFFFF" style:cell-protect="protected"/>
      <style:text-properties fo:color="#000000"/>
    </style:style>
    <style:style style:name="ce25" style:family="table-cell" style:parent-style-name="V_237_rgula_32_3" style:data-style-name="N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6" style:data-style-name="N0">
      <style:table-cell-properties fo:border-top="thin solid #000000" fo:border-bottom="2pt solid #000000" fo:border-left="thin solid #000000" fo:border-right="thin solid #000000" style:vertical-align="middle" fo:background-color="#FFFF99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27" style:family="table-cell" style:parent-style-name="Normal_32_6" style:data-style-name="N0">
      <style:table-cell-properties fo:border-top="2pt solid #000000" fo:border-bottom="2pt solid #000000" fo:border-left="2pt solid #000000" fo:border-right="none" style:vertical-align="automatic" fo:wrap-option="wrap" fo:background-color="#CC99FF" style:cell-protect="protected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 style:font-family-generic="swiss"/>
    </style:style>
    <style:style style:name="ce28" style:family="table-cell" style:parent-style-name="Normal_32_6" style:data-style-name="N3">
      <style:table-cell-properties fo:border-top="2pt solid #000000" fo:border-bottom="2pt solid #000000" fo:border-left="none" fo:border-right="thin solid #000000" style:vertical-align="middle" fo:background-color="#CCFFFF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V_237_rgula_32_3" style:data-style-name="N3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V_237_rgula_32_3" style:data-style-name="N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V_237_rgula_32_3" style:data-style-name="N3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6" style:data-style-name="N0">
      <style:table-cell-properties fo:border-top="2pt solid #000000" fo:border-bottom="thin solid #000000" fo:border-left="2pt solid #000000" fo:border-right="thin solid #000000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3" style:family="table-cell" style:parent-style-name="Normal_32_6" style:data-style-name="N0">
      <style:table-cell-properties fo:border-top="2pt solid #000000" fo:border-bottom="thin solid #000000" fo:border-left="thin solid #000000" fo:border-right="thin solid #000000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4" style:family="table-cell" style:parent-style-name="Normal_32_6" style:data-style-name="N0">
      <style:table-cell-properties fo:border-top="2pt solid #000000" fo:border-bottom="thin solid #000000" fo:border-left="thin solid #000000" fo:border-right="2pt solid #000000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5" style:family="table-cell" style:parent-style-name="Normal_32_6" style:data-style-name="N0">
      <style:table-cell-properties fo:border-top="2pt solid #000000" fo:border-bottom="thin solid #000000" fo:border-left="2pt solid #000000" fo:border-right="thin solid #000000" style:vertical-align="automatic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6" style:family="table-cell" style:parent-style-name="Normal_32_6" style:data-style-name="N0">
      <style:table-cell-properties fo:border-top="2pt solid #000000" fo:border-bottom="thin solid #000000" fo:border-left="thin solid #000000" fo:border-right="thin solid #000000" style:vertical-align="automatic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7" style:family="table-cell" style:parent-style-name="Normal_32_6" style:data-style-name="N0">
      <style:table-cell-properties fo:border-top="2pt solid #000000" fo:border-bottom="thin solid #000000" fo:border-left="thin solid #000000" fo:border-right="2pt solid #000000" style:vertical-align="automatic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8" style:family="table-cell" style:parent-style-name="Normal_32_6" style:data-style-name="N0">
      <style:table-cell-properties fo:border-top="2pt solid #000000" fo:border-bottom="thin solid #000000" fo:border-left="thin solid #000000" fo:border-right="none" style:vertical-align="automatic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9" style:family="table-cell" style:parent-style-name="Normal_32_6" style:data-style-name="N0">
      <style:table-cell-properties fo:border-top="2pt solid #000000" fo:border-bottom="thin solid #000000" fo:border-left="2pt solid #000000" fo:border-right="none" style:vertical-align="middle" fo:background-color="#CC99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40" style:family="table-cell" style:parent-style-name="Normal_32_6" style:data-style-name="N0">
      <style:table-cell-properties fo:border-top="thin solid #000000" fo:border-bottom="2pt solid #000000" fo:border-left="2pt solid #000000" fo:border-right="none" style:vertical-align="middle" fo:background-color="#CC99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41" style:family="table-cell" style:parent-style-name="Normal_32_6" style:data-style-name="N0">
      <style:table-cell-properties fo:border="2pt solid #000000" style:vertical-align="middle" fo:background-color="#CC99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42" style:family="table-cell" style:parent-style-name="Normal_32_6" style:data-style-name="N0">
      <style:table-cell-properties fo:border-top="2pt solid #000000" fo:border-bottom="thin solid #000000" fo:border-left="2pt solid #000000" fo:border-right="2pt solid #000000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43" style:family="table-cell" style:parent-style-name="Normal_32_6" style:data-style-name="N0">
      <style:table-cell-properties fo:border-top="2pt solid #000000" fo:border-bottom="thin solid #000000" fo:border-left="2pt solid #000000" fo:border-right="2pt solid #000000" style:vertical-align="automatic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8" table:number-columns-repeated="16365" table:default-cell-style-name="ce1"/>
        <table:table-row table:style-name="ro1">
          <table:table-cell table:style-name="ce1"/>
          <table:table-cell office:value-type="string" table:style-name="ce19">
            <text:p>TOTAL MENSAL DE REFEIÇÕES SERVIDAS - 2º Semestre de 2017</text:p>
          </table:table-cell>
          <table:table-cell table:number-columns-repeated="11" table:style-name="ce19"/>
          <table:table-cell table:number-columns-repeated="16371" table:style-name="ce1"/>
        </table:table-row>
        <table:table-row table:style-name="ro2">
          <table:table-cell table:style-name="ce1"/>
          <table:table-cell table:number-columns-repeated="12" table:style-name="ce19"/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41">
            <text:p>TIPOS DE UNIDADES</text:p>
          </table:table-cell>
          <table:table-cell office:value-type="string" table:number-columns-spanned="3" table:number-rows-spanned="1" table:style-name="ce42">
            <text:p>JUL</text:p>
          </table:table-cell>
          <table:covered-table-cell table:number-columns-repeated="2"/>
          <table:table-cell office:value-type="string" table:number-columns-spanned="3" table:number-rows-spanned="1" table:style-name="ce42">
            <text:p>AGO</text:p>
          </table:table-cell>
          <table:covered-table-cell table:number-columns-repeated="2"/>
          <table:table-cell office:value-type="string" table:number-columns-spanned="3" table:number-rows-spanned="1" table:style-name="ce43">
            <text:p>SET</text:p>
          </table:table-cell>
          <table:covered-table-cell table:number-columns-repeated="2"/>
          <table:table-cell office:value-type="string" table:number-columns-spanned="3" table:number-rows-spanned="1" table:style-name="ce43">
            <text:p>OUT</text:p>
          </table:table-cell>
          <table:covered-table-cell table:number-columns-repeated="2"/>
          <table:table-cell office:value-type="string" table:number-columns-spanned="3" table:number-rows-spanned="1" table:style-name="ce43">
            <text:p>NOV</text:p>
          </table:table-cell>
          <table:covered-table-cell table:number-columns-repeated="2"/>
          <table:table-cell office:value-type="string" table:number-columns-spanned="3" table:number-rows-spanned="1" table:style-name="ce43">
            <text:p>DEZ</text:p>
          </table:table-cell>
          <table:covered-table-cell table:number-columns-repeated="2"/>
          <table:table-cell table:number-columns-repeated="16365"/>
        </table:table-row>
        <table:table-row table:style-name="ro4">
          <table:covered-table-cell/>
          <table:table-cell office:value-type="string" table:style-name="ce5">
            <text:p>NÃO TERC.</text:p>
          </table:table-cell>
          <table:table-cell office:value-type="string" table:style-name="ce26">
            <text:p>MISTAS</text:p>
          </table:table-cell>
          <table:table-cell office:value-type="string" table:style-name="ce6">
            <text:p>TERC.</text:p>
          </table:table-cell>
          <table:table-cell office:value-type="string" table:style-name="ce5">
            <text:p>NÃO TERC.</text:p>
          </table:table-cell>
          <table:table-cell office:value-type="string" table:style-name="ce26">
            <text:p>MISTAS</text:p>
          </table:table-cell>
          <table:table-cell office:value-type="string" table:style-name="ce6">
            <text:p>TERC.</text:p>
          </table:table-cell>
          <table:table-cell office:value-type="string" table:style-name="ce5">
            <text:p>NÃO TERC.</text:p>
          </table:table-cell>
          <table:table-cell office:value-type="string" table:style-name="ce26">
            <text:p>MISTAS</text:p>
          </table:table-cell>
          <table:table-cell office:value-type="string" table:style-name="ce13">
            <text:p>TERC.</text:p>
          </table:table-cell>
          <table:table-cell office:value-type="string" table:style-name="ce5">
            <text:p>NÃO TERC.</text:p>
          </table:table-cell>
          <table:table-cell office:value-type="string" table:style-name="ce26">
            <text:p>MISTAS</text:p>
          </table:table-cell>
          <table:table-cell office:value-type="string" table:style-name="ce6">
            <text:p>TERC.</text:p>
          </table:table-cell>
          <table:table-cell office:value-type="string" table:style-name="ce5">
            <text:p>NÃO TERC.</text:p>
          </table:table-cell>
          <table:table-cell office:value-type="string" table:style-name="ce26">
            <text:p>MISTAS</text:p>
          </table:table-cell>
          <table:table-cell office:value-type="string" table:style-name="ce6">
            <text:p>TERC.</text:p>
          </table:table-cell>
          <table:table-cell office:value-type="string" table:style-name="ce5">
            <text:p>NÃO TERC.</text:p>
          </table:table-cell>
          <table:table-cell office:value-type="string" table:style-name="ce26">
            <text:p>MISTAS</text:p>
          </table:table-cell>
          <table:table-cell office:value-type="string" table:style-name="ce6">
            <text:p>TERC.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EMEI<text:s text:c="16"/></text:p>
          </table:table-cell>
          <table:table-cell office:value-type="float" office:value="91296" table:style-name="ce8">
            <text:p>91.296</text:p>
          </table:table-cell>
          <table:table-cell office:value-type="float" office:value="1289728" table:style-name="ce25">
            <text:p>1.289.728</text:p>
          </table:table-cell>
          <table:table-cell office:value-type="float" office:value="1551012" table:style-name="ce7">
            <text:p>1.551.012</text:p>
          </table:table-cell>
          <table:table-cell office:value-type="float" office:value="3612" table:style-name="ce8">
            <text:p>3.612</text:p>
          </table:table-cell>
          <table:table-cell office:value-type="float" office:value="2703680" table:style-name="ce25">
            <text:p>2.703.680</text:p>
          </table:table-cell>
          <table:table-cell office:value-type="float" office:value="5229629" table:style-name="ce7">
            <text:p>5.229.629</text:p>
          </table:table-cell>
          <table:table-cell office:value-type="float" office:value="0" table:style-name="ce8">
            <text:p>0</text:p>
          </table:table-cell>
          <table:table-cell office:value-type="float" office:value="2295419" table:style-name="ce25">
            <text:p>2.295.419</text:p>
          </table:table-cell>
          <table:table-cell office:value-type="float" office:value="4403310" table:style-name="ce9">
            <text:p>4.403.310</text:p>
          </table:table-cell>
          <table:table-cell office:value-type="float" office:value="0" table:style-name="ce8">
            <text:p>0</text:p>
          </table:table-cell>
          <table:table-cell office:value-type="float" office:value="2346500" table:style-name="ce25">
            <text:p>2.346.500</text:p>
          </table:table-cell>
          <table:table-cell office:value-type="float" office:value="4653339" table:style-name="ce7">
            <text:p>4.653.339</text:p>
          </table:table-cell>
          <table:table-cell office:value-type="float" office:value="0" table:style-name="ce8">
            <text:p>0</text:p>
          </table:table-cell>
          <table:table-cell office:value-type="float" office:value="2126982" table:style-name="ce25">
            <text:p>2.126.982</text:p>
          </table:table-cell>
          <table:table-cell office:value-type="float" office:value="4114726" table:style-name="ce7">
            <text:p>4.114.726</text:p>
          </table:table-cell>
          <table:table-cell office:value-type="float" office:value="0" table:style-name="ce8">
            <text:p>0</text:p>
          </table:table-cell>
          <table:table-cell office:value-type="float" office:value="1648944" table:style-name="ce25">
            <text:p>1.648.944</text:p>
          </table:table-cell>
          <table:table-cell office:value-type="float" office:value="1625556" table:style-name="ce7">
            <text:p>1.625.556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EMEF<text:s text:c="16"/></text:p>
          </table:table-cell>
          <table:table-cell office:value-type="float" office:value="9450" table:style-name="ce15">
            <text:p>9.450</text:p>
          </table:table-cell>
          <table:table-cell office:value-type="float" office:value="2345093" table:style-name="ce12">
            <text:p>2.345.093</text:p>
          </table:table-cell>
          <table:table-cell office:value-type="float" office:value="3001400" table:style-name="ce16">
            <text:p>3.001.400</text:p>
          </table:table-cell>
          <table:table-cell office:value-type="float" office:value="0" table:style-name="ce15">
            <text:p>0</text:p>
          </table:table-cell>
          <table:table-cell office:value-type="float" office:value="4905184" table:style-name="ce12">
            <text:p>4.905.184</text:p>
          </table:table-cell>
          <table:table-cell office:value-type="float" office:value="8542267" table:style-name="ce16">
            <text:p>8.542.267</text:p>
          </table:table-cell>
          <table:table-cell office:value-type="float" office:value="0" table:style-name="ce15">
            <text:p>0</text:p>
          </table:table-cell>
          <table:table-cell office:value-type="float" office:value="4128196" table:style-name="ce12">
            <text:p>4.128.196</text:p>
          </table:table-cell>
          <table:table-cell office:value-type="float" office:value="6835055" table:style-name="ce30">
            <text:p>6.835.055</text:p>
          </table:table-cell>
          <table:table-cell office:value-type="float" office:value="0" table:style-name="ce15">
            <text:p>0</text:p>
          </table:table-cell>
          <table:table-cell office:value-type="float" office:value="4165076" table:style-name="ce12">
            <text:p>4.165.076</text:p>
          </table:table-cell>
          <table:table-cell office:value-type="float" office:value="7087284" table:style-name="ce16">
            <text:p>7.087.284</text:p>
          </table:table-cell>
          <table:table-cell office:value-type="float" office:value="0" table:style-name="ce15">
            <text:p>0</text:p>
          </table:table-cell>
          <table:table-cell office:value-type="float" office:value="3702150" table:style-name="ce12">
            <text:p>3.702.150</text:p>
          </table:table-cell>
          <table:table-cell office:value-type="float" office:value="6513093.9000000004" table:style-name="ce16">
            <text:p>6.513.094</text:p>
          </table:table-cell>
          <table:table-cell office:value-type="float" office:value="0" table:style-name="ce15">
            <text:p>0</text:p>
          </table:table-cell>
          <table:table-cell office:value-type="float" office:value="2241062" table:style-name="ce12">
            <text:p>2.241.062</text:p>
          </table:table-cell>
          <table:table-cell office:value-type="float" office:value="1660249" table:style-name="ce16">
            <text:p>1.660.249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LASSE COMUNITARI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IEJA</text:p>
          </table:table-cell>
          <table:table-cell office:value-type="float" office:value="71174" table:style-name="ce15">
            <text:p>71.174</text:p>
          </table:table-cell>
          <table:table-cell office:value-type="float" office:value="10976" table:style-name="ce12">
            <text:p>10.976</text:p>
          </table:table-cell>
          <table:table-cell office:value-type="float" office:value="0" table:style-name="ce16">
            <text:p>0</text:p>
          </table:table-cell>
          <table:table-cell office:value-type="float" office:value="140552" table:style-name="ce15">
            <text:p>140.552</text:p>
          </table:table-cell>
          <table:table-cell office:value-type="float" office:value="49289" table:style-name="ce12">
            <text:p>49.289</text:p>
          </table:table-cell>
          <table:table-cell office:value-type="float" office:value="0" table:style-name="ce16">
            <text:p>0</text:p>
          </table:table-cell>
          <table:table-cell office:value-type="float" office:value="117857" table:style-name="ce15">
            <text:p>117.857</text:p>
          </table:table-cell>
          <table:table-cell office:value-type="float" office:value="44023" table:style-name="ce12">
            <text:p>44.023</text:p>
          </table:table-cell>
          <table:table-cell office:value-type="float" office:value="0" table:style-name="ce30">
            <text:p>0</text:p>
          </table:table-cell>
          <table:table-cell office:value-type="float" office:value="111768" table:style-name="ce15">
            <text:p>111.768</text:p>
          </table:table-cell>
          <table:table-cell office:value-type="float" office:value="47560" table:style-name="ce12">
            <text:p>47.560</text:p>
          </table:table-cell>
          <table:table-cell office:value-type="float" office:value="0" table:style-name="ce16">
            <text:p>0</text:p>
          </table:table-cell>
          <table:table-cell office:value-type="float" office:value="104238" table:style-name="ce15">
            <text:p>104.238</text:p>
          </table:table-cell>
          <table:table-cell office:value-type="float" office:value="46224" table:style-name="ce12">
            <text:p>46.224</text:p>
          </table:table-cell>
          <table:table-cell office:value-type="float" office:value="0" table:style-name="ce16">
            <text:p>0</text:p>
          </table:table-cell>
          <table:table-cell office:value-type="float" office:value="104238" table:style-name="ce15">
            <text:p>104.238</text:p>
          </table:table-cell>
          <table:table-cell office:value-type="float" office:value="46224" table:style-name="ce12">
            <text:p>46.224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EMEE</text:p>
          </table:table-cell>
          <table:table-cell office:value-type="float" office:value="0" table:style-name="ce15">
            <text:p>0</text:p>
          </table:table-cell>
          <table:table-cell office:value-type="float" office:value="6788" table:style-name="ce12">
            <text:p>6.788</text:p>
          </table:table-cell>
          <table:table-cell office:value-type="float" office:value="8920" table:style-name="ce16">
            <text:p>8.920</text:p>
          </table:table-cell>
          <table:table-cell office:value-type="float" office:value="0" table:style-name="ce15">
            <text:p>0</text:p>
          </table:table-cell>
          <table:table-cell office:value-type="float" office:value="14812" table:style-name="ce12">
            <text:p>14.8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220" table:style-name="ce12">
            <text:p>12.22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2380" table:style-name="ce12">
            <text:p>12.38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358" table:style-name="ce12">
            <text:p>11.35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203" table:style-name="ce12">
            <text:p>8.203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SME CONVÊNIO<text:s text:c="8"/></text:p>
          </table:table-cell>
          <table:table-cell office:value-type="float" office:value="2212" table:style-name="ce15">
            <text:p>2.2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7945" table:style-name="ce15">
            <text:p>47.94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105" table:style-name="ce15">
            <text:p>2.10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40975" table:style-name="ce15">
            <text:p>40.97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6631" table:style-name="ce15">
            <text:p>36.63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7505" table:style-name="ce15">
            <text:p>27.50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EU GESTÃO</text:p>
          </table:table-cell>
          <table:table-cell office:value-type="float" office:value="0" table:style-name="ce15">
            <text:p>0</text:p>
          </table:table-cell>
          <table:table-cell office:value-type="float" office:value="225" table:style-name="ce12">
            <text:p>2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1302" table:style-name="ce12">
            <text:p>11.30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0240" table:style-name="ce12">
            <text:p>10.24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8560" table:style-name="ce12">
            <text:p>8.56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730" table:style-name="ce12">
            <text:p>2.7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EMEI</text:p>
          </table:table-cell>
          <table:table-cell office:value-type="float" office:value="0" table:style-name="ce15">
            <text:p>0</text:p>
          </table:table-cell>
          <table:table-cell office:value-type="float" office:value="183610" table:style-name="ce12">
            <text:p>183.6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46210" table:style-name="ce12">
            <text:p>446.2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86935" table:style-name="ce12">
            <text:p>386.935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00710" table:style-name="ce12">
            <text:p>400.7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52070" table:style-name="ce12">
            <text:p>352.07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80195" table:style-name="ce12">
            <text:p>280.195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EI MUNICIPAL<text:s text:c="7"/></text:p>
          </table:table-cell>
          <table:table-cell office:value-type="float" office:value="0" table:style-name="ce15">
            <text:p>0</text:p>
          </table:table-cell>
          <table:table-cell office:value-type="float" office:value="905543" table:style-name="ce12">
            <text:p>905.543</text:p>
          </table:table-cell>
          <table:table-cell office:value-type="float" office:value="1207860" table:style-name="ce16">
            <text:p>1.207.860</text:p>
          </table:table-cell>
          <table:table-cell office:value-type="float" office:value="0" table:style-name="ce15">
            <text:p>0</text:p>
          </table:table-cell>
          <table:table-cell office:value-type="float" office:value="1892945" table:style-name="ce12">
            <text:p>1.892.945</text:p>
          </table:table-cell>
          <table:table-cell office:value-type="float" office:value="3301784" table:style-name="ce16">
            <text:p>3.301.784</text:p>
          </table:table-cell>
          <table:table-cell office:value-type="float" office:value="0" table:style-name="ce15">
            <text:p>0</text:p>
          </table:table-cell>
          <table:table-cell office:value-type="float" office:value="1628610" table:style-name="ce12">
            <text:p>1.628.610</text:p>
          </table:table-cell>
          <table:table-cell office:value-type="float" office:value="2746333" table:style-name="ce30">
            <text:p>2.746.333</text:p>
          </table:table-cell>
          <table:table-cell office:value-type="float" office:value="0" table:style-name="ce15">
            <text:p>0</text:p>
          </table:table-cell>
          <table:table-cell office:value-type="float" office:value="1647955" table:style-name="ce12">
            <text:p>1.647.955</text:p>
          </table:table-cell>
          <table:table-cell office:value-type="float" office:value="2809778" table:style-name="ce16">
            <text:p>2.809.778</text:p>
          </table:table-cell>
          <table:table-cell office:value-type="float" office:value="0" table:style-name="ce15">
            <text:p>0</text:p>
          </table:table-cell>
          <table:table-cell office:value-type="float" office:value="1496396" table:style-name="ce12">
            <text:p>1.496.396</text:p>
          </table:table-cell>
          <table:table-cell office:value-type="float" office:value="2466979" table:style-name="ce16">
            <text:p>2.466.979</text:p>
          </table:table-cell>
          <table:table-cell office:value-type="float" office:value="0" table:style-name="ce15">
            <text:p>0</text:p>
          </table:table-cell>
          <table:table-cell office:value-type="float" office:value="1273723" table:style-name="ce12">
            <text:p>1.273.723</text:p>
          </table:table-cell>
          <table:table-cell office:value-type="float" office:value="1222497" table:style-name="ce16">
            <text:p>1.222.497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EI CONVENIADO<text:s text:c="5"/></text:p>
          </table:table-cell>
          <table:table-cell office:value-type="float" office:value="13509482" table:style-name="ce15">
            <text:p>13.509.48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2665615" table:style-name="ce15">
            <text:p>22.665.6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0116710" table:style-name="ce15">
            <text:p>20.116.7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9833100" table:style-name="ce15">
            <text:p>19.833.10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8141305" table:style-name="ce15">
            <text:p>18.141.30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000515" table:style-name="ce15">
            <text:p>16.000.5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5">
          <table:table-cell office:value-type="string" table:style-name="ce3">
            <text:p>FUNCIONARIO CEI CONVENIADO<text:s text:c="6"/></text:p>
          </table:table-cell>
          <table:table-cell office:value-type="float" office:value="489974" table:style-name="ce15">
            <text:p>489.97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32106" table:style-name="ce15">
            <text:p>832.10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39861" table:style-name="ce15">
            <text:p>739.86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734043" table:style-name="ce15">
            <text:p>734.04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50284" table:style-name="ce15">
            <text:p>650.28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59230" table:style-name="ce15">
            <text:p>559.23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PROJETO CECI</text:p>
          </table:table-cell>
          <table:table-cell office:value-type="float" office:value="35028" table:style-name="ce15">
            <text:p>35.02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6785" table:style-name="ce15">
            <text:p>36.78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0581" table:style-name="ce15">
            <text:p>30.58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33160" table:style-name="ce15">
            <text:p>33.16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2400" table:style-name="ce15">
            <text:p>32.40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6800" table:style-name="ce15">
            <text:p>36.80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CI<text:s/></text:p>
          </table:table-cell>
          <table:table-cell office:value-type="float" office:value="2940" table:style-name="ce15">
            <text:p>2.94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450" table:style-name="ce15">
            <text:p>3.45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850" table:style-name="ce15">
            <text:p>2.85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3275" table:style-name="ce15">
            <text:p>3.27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905" table:style-name="ce15">
            <text:p>2.90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60" table:style-name="ce15">
            <text:p>1.76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CMCT</text:p>
          </table:table-cell>
          <table:table-cell office:value-type="float" office:value="9260" table:style-name="ce15">
            <text:p>9.26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0812" table:style-name="ce15">
            <text:p>20.8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8660" table:style-name="ce15">
            <text:p>18.66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8700" table:style-name="ce15">
            <text:p>18.70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650" table:style-name="ce15">
            <text:p>16.65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650" table:style-name="ce15">
            <text:p>13.65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RECREIO</text:p>
          </table:table-cell>
          <table:table-cell office:value-type="float" office:value="17700" table:style-name="ce29">
            <text:p>17.700</text:p>
          </table:table-cell>
          <table:table-cell office:value-type="float" office:value="34440" table:style-name="ce22">
            <text:p>34.44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5"/>
        </table:table-row>
        <table:table-row table:style-name="ro4">
          <table:table-cell office:value-type="string" table:style-name="ce27">
            <text:p>TOTAL GERAL</text:p>
          </table:table-cell>
          <table:table-cell office:value-type="float" office:value="1093792" table:style-name="ce11">
            <text:p>1.093.792</text:p>
          </table:table-cell>
          <table:table-cell office:value-type="float" office:value="444913" table:style-name="ce20">
            <text:p>444.913</text:p>
          </table:table-cell>
          <table:table-cell office:value-type="float" office:value="0" table:style-name="ce10">
            <text:p>0</text:p>
          </table:table-cell>
          <table:table-cell office:value-type="float" office:value="1086071" table:style-name="ce11">
            <text:p>1.086.071</text:p>
          </table:table-cell>
          <table:table-cell office:value-type="float" office:value="436208" table:style-name="ce20">
            <text:p>436.208</text:p>
          </table:table-cell>
          <table:table-cell office:value-type="float" office:value="742333.91304347827" table:style-name="ce10">
            <text:p>742.334</text:p>
          </table:table-cell>
          <table:table-cell office:value-type="float" office:value="1083582" table:style-name="ce28">
            <text:p>1.083.582</text:p>
          </table:table-cell>
          <table:table-cell office:value-type="float" office:value="432926" table:style-name="ce20">
            <text:p>432.926</text:p>
          </table:table-cell>
          <table:table-cell office:value-type="float" office:value="699234.9" table:style-name="ce14">
            <text:p>699.235</text:p>
          </table:table-cell>
          <table:table-cell office:value-type="float" office:value="1098344" table:style-name="ce11">
            <text:p>1.098.344</text:p>
          </table:table-cell>
          <table:table-cell office:value-type="float" office:value="431744" table:style-name="ce20">
            <text:p>431.744</text:p>
          </table:table-cell>
          <table:table-cell office:value-type="float" office:value="727520.05" table:style-name="ce10">
            <text:p>727.520</text:p>
          </table:table-cell>
          <table:table-cell office:value-type="float" office:value="1103411" table:style-name="ce11">
            <text:p>1.103.411</text:p>
          </table:table-cell>
          <table:table-cell office:value-type="float" office:value="429532" table:style-name="ce20">
            <text:p>429.532</text:p>
          </table:table-cell>
          <table:table-cell office:value-type="float" office:value="727488.8277777778" table:style-name="ce10">
            <text:p>727.489</text:p>
          </table:table-cell>
          <table:table-cell office:value-type="float" office:value="1115912" table:style-name="ce11">
            <text:p>1.115.912</text:p>
          </table:table-cell>
          <table:table-cell office:value-type="float" office:value="427023" table:style-name="ce20">
            <text:p>427.023</text:p>
          </table:table-cell>
          <table:table-cell office:value-type="float" office:value="300553.46666666667" table:style-name="ce10">
            <text:p>300.553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4">
            <text:p>*Atenção! Cuidado ao comparar valores entre os meses ou anos anteriores. O número de dias letivos por mês varia e, com isso, também varia a quantidade de refeições servidas por mês.<text:s/></text:p>
          </table:table-cell>
          <table:table-cell table:number-columns-repeated="12" table:style-name="ce23"/>
          <table:table-cell table:number-columns-repeated="16371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Plan2" table:style-name="ta2">
        <table:table-column table:style-name="co8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8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2_32_2_32_2" style:display-name="Normal 2 2 2 2 2" style:family="table-cell" style:data-style-name="N0">
      <style:table-cell-properties style:vertical-align="automatic" fo:background-color="transparent"/>
    </style:style>
    <style:style style:name="Normal_32_2_32_2_32_2_32_3" style:display-name="Normal 2 2 2 3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</style:style>
    <style:style style:name="Normal_32_2_32_2_32_3_32_2" style:display-name="Normal 2 2 3 2" style:family="table-cell" style:data-style-name="N0">
      <style:table-cell-properties style:vertical-align="automatic" fo:background-color="transparent"/>
    </style:style>
    <style:style style:name="Normal_32_2_32_2_32_4" style:display-name="Normal 2 2 4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3_32_2_32_2" style:display-name="Normal 2 3 2 2" style:family="table-cell" style:data-style-name="N0">
      <style:table-cell-properties style:vertical-align="automatic" fo:background-color="transparent"/>
    </style:style>
    <style:style style:name="Normal_32_2_32_3_32_3" style:display-name="Normal 2 3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_32_4_32_2" style:display-name="Normal 2 4 2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Porcentagem_32_2" style:display-name="Porcentagem 2" style:family="table-cell" style:data-style-name="N13"/>
    <style:style style:name="Porcentagem_32_2_32_2" style:display-name="Porcentagem 2 2" style:family="table-cell" style:data-style-name="N13"/>
    <style:style style:name="V_237_rgula_32_2" style:display-name="Vírgula 2" style:family="table-cell" style:data-style-name="N36"/>
    <style:style style:name="V_237_rgula_32_2_32_2" style:display-name="Vírgula 2 2" style:family="table-cell" style:data-style-name="N36"/>
    <style:style style:name="V_237_rgula_32_2_32_2_32_2" style:display-name="Vírgula 2 2 2" style:family="table-cell" style:data-style-name="N36"/>
    <style:style style:name="V_237_rgula_32_2_32_2_32_2_32_2" style:display-name="Vírgula 2 2 2 2" style:family="table-cell" style:data-style-name="N36"/>
    <style:style style:name="V_237_rgula_32_2_32_2_32_2_32_2_32_2" style:display-name="Vírgula 2 2 2 2 2" style:family="table-cell" style:data-style-name="N37"/>
    <style:style style:name="V_237_rgula_32_2_32_2_32_2_32_3" style:display-name="Vírgula 2 2 2 3" style:family="table-cell" style:data-style-name="N37"/>
    <style:style style:name="V_237_rgula_32_2_32_2_32_3" style:display-name="Vírgula 2 2 3" style:family="table-cell" style:data-style-name="N36"/>
    <style:style style:name="V_237_rgula_32_2_32_2_32_3_32_2" style:display-name="Vírgula 2 2 3 2" style:family="table-cell" style:data-style-name="N37"/>
    <style:style style:name="V_237_rgula_32_2_32_2_32_4" style:display-name="Vírgula 2 2 4" style:family="table-cell" style:data-style-name="N37"/>
    <style:style style:name="V_237_rgula_32_2_32_3" style:display-name="Vírgula 2 3" style:family="table-cell" style:data-style-name="N36"/>
    <style:style style:name="V_237_rgula_32_2_32_3_32_2" style:display-name="Vírgula 2 3 2" style:family="table-cell" style:data-style-name="N36"/>
    <style:style style:name="V_237_rgula_32_2_32_3_32_2_32_2" style:display-name="Vírgula 2 3 2 2" style:family="table-cell" style:data-style-name="N37"/>
    <style:style style:name="V_237_rgula_32_2_32_3_32_3" style:display-name="Vírgula 2 3 3" style:family="table-cell" style:data-style-name="N37"/>
    <style:style style:name="V_237_rgula_32_2_32_4" style:display-name="Vírgula 2 4" style:family="table-cell" style:data-style-name="N36"/>
    <style:style style:name="V_237_rgula_32_2_32_4_32_2" style:display-name="Vírgula 2 4 2" style:family="table-cell" style:data-style-name="N37"/>
    <style:style style:name="V_237_rgula_32_2_32_5" style:display-name="Vírgula 2 5" style:family="table-cell" style:data-style-name="N37"/>
    <style:style style:name="V_237_rgula_32_3" style:display-name="Vírgula 3" style:family="table-cell" style:data-style-name="N36"/>
    <style:style style:name="V_237_rgula_32_3_32_2" style:display-name="Vírgula 3 2" style:family="table-cell" style:data-style-name="N37"/>
    <style:style style:name="V_237_rgula_32_4" style:display-name="Vírgula 4" style:family="table-cell" style:data-style-name="N36"/>
    <style:style style:name="V_237_rgula_32_4_32_2" style:display-name="Vírgula 4 2" style:family="table-cell" style:data-style-name="N37"/>
    <style:style style:name="V_237_rgula_32_5" style:display-name="Vírgula 5" style:family="table-cell" style:data-style-name="N38"/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46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arolina Bastos</meta:initial-creator>
    <dc:creator>Administrador</dc:creator>
    <meta:creation-date>2018-03-19T15:43:10Z</meta:creation-date>
    <dc:date>2018-04-05T14:36:24Z</dc:date>
    <meta:user-defined meta:name="ContentTypeId">0x0101002BA78C93FD3E3C46927EFECD2A4FE442</meta:user-defined>
  </office:meta>
</office:document-meta>
</file>